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35000001224D0AC3C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259cm" svg:height="10.566cm" svg:x="4.541cm" svg:y="0.133cm">
          <draw:image xlink:href="Pictures/1000000000000135000001224D0AC3C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8:40.456000000</meta:creation-date>
    <dc:date>2015-03-26T12:01:10.915000000</dc:date>
    <meta:editing-duration>PT1M26S</meta:editing-duration>
    <meta:editing-cycles>3</meta:editing-cycles>
    <meta:generator>LibreOffice/4.2.5.2$Windows_x86 LibreOffice_project/61cb170a04bb1f12e77c884eab9192be736ec5f5</meta:generator>
    <meta:document-statistic meta:object-count="1"/>
  </office:meta>
</office:document-meta>
</file>